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6a813" officeooo:paragraph-rsid="0016a813"/>
    </style:style>
    <style:style style:name="P3" style:family="paragraph" style:parent-style-name="Standard" style:list-style-name="L1">
      <style:text-properties officeooo:rsid="00192173" officeooo:paragraph-rsid="00192173"/>
    </style:style>
    <style:style style:name="T1" style:family="text">
      <style:text-properties officeooo:rsid="0016a813"/>
    </style:style>
    <style:style style:name="T2" style:family="text">
      <style:text-properties style:text-position="super 58%" officeooo:rsid="0016a81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tistics &amp; Probability</text:span> | <text:span text:style-name="T1">4</text:span><text:span text:style-name="T2">th</text:span><text:span text:style-name="T1"> </text:span>Quarter</text:p>
      <text:p text:style-name="P2">Written Work 3: Variables</text:p>
      <text:p text:style-name="P1"><text:span text:style-name="T1">April 7</text:span> 2021</text:p>
      <text:p text:style-name="P1"/>
      <text:list xml:id="list3234238660" text:style-name="L1">
        <text:list-item>
          <text:p text:style-name="P3"><text:span text:style-name="T3">Iv</text:span>: Time Studying<text:line-break/><text:span text:style-name="T3">Dv</text:span>: Student’s Grade</text:p>
        </text:list-item>
        <text:list-item>
          <text:p text:style-name="P3"><text:span text:style-name="T3">Iv</text:span>: Amount of Water<text:line-break/><text:span text:style-name="T3">Dv</text:span>: Height of a Plant</text:p>
        </text:list-item>
        <text:list-item>
          <text:p text:style-name="P3"><text:span text:style-name="T3">Iv</text:span>: Hours of Work<text:line-break/><text:span text:style-name="T3">Dv</text:span>: Amount of Money</text:p>
        </text:list-item>
        <text:list-item>
          <text:p text:style-name="P3"><text:span text:style-name="T3">Iv</text:span>: Number of Sodas<text:line-break/><text:span text:style-name="T3">Dv</text:span>: Total Money Spent</text:p>
        </text:list-item>
        <text:list-item>
          <text:p text:style-name="P3"><text:span text:style-name="T3">Iv</text:span>: Time You Have</text:p>
          <text:p text:style-name="P3"><text:span text:style-name="T3">Dv</text:span>: Number of Hous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05:24:59.413000000</meta:creation-date>
    <dc:title>BAG</dc:title>
    <meta:editing-duration>PT6M39S</meta:editing-duration>
    <meta:editing-cycles>2</meta:editing-cycles>
    <meta:generator>LibreOffice/7.1.2.2$Windows_X86_64 LibreOffice_project/8a45595d069ef5570103caea1b71cc9d82b2aae4</meta:generator>
    <dc:date>2021-04-08T05:29:55.250000000</dc:date>
    <meta:document-statistic meta:table-count="0" meta:image-count="0" meta:object-count="0" meta:page-count="1" meta:paragraph-count="9" meta:word-count="57" meta:character-count="278" meta:non-whitespace-character-count="235"/>
  </office:meta>
</office:document-meta>
</file>